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02/20/2012</text:date>, <text:time>13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2-02-20T13:12:19</meta:creation-date>
    <dc:date>2012-02-20T13:34:35</dc:date>
    <dc:creator>Jeromy Tompkins</dc:creator>
    <meta:editing-duration>PT00H07M06S</meta:editing-duration>
    <meta:editing-cycles>1</meta:editing-cycles>
    <meta:document-statistic meta:table-count="3" meta:cell-count="160" meta:object-count="0"/>
    <meta:generator>OpenOffice.org/3.2$Linux OpenOffice.org_project/320m12$Build-9483</meta:generator>
  </office:meta>
</office:document-meta>
</file>